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fb4e" officeooo:paragraph-rsid="0004fb4e"/>
    </style:style>
    <style:style style:name="P2" style:family="paragraph" style:parent-style-name="Standard">
      <style:paragraph-properties fo:text-align="start" style:justify-single-word="false"/>
      <style:text-properties officeooo:rsid="0004fb4e" officeooo:paragraph-rsid="0009e57b"/>
    </style:style>
    <style:style style:name="P3" style:family="paragraph" style:parent-style-name="Standard">
      <style:text-properties style:text-underline-style="solid" style:text-underline-width="auto" style:text-underline-color="font-color" officeooo:rsid="0004fb4e" officeooo:paragraph-rsid="0004fb4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ced6" officeooo:paragraph-rsid="000aced6"/>
    </style:style>
    <style:style style:name="P5" style:family="paragraph" style:parent-style-name="Standard">
      <style:paragraph-properties fo:text-align="start" style:justify-single-word="false"/>
      <style:text-properties officeooo:paragraph-rsid="000822e1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098b1" officeooo:paragraph-rsid="001098b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0aced6" officeooo:paragraph-rsid="000aced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0ae64d" officeooo:paragraph-rsid="000c3415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0ae64d" officeooo:paragraph-rsid="000d329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098b1" officeooo:paragraph-rsid="001098b1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4310f" officeooo:paragraph-rsid="0014310f" style:font-style-asian="normal" style:font-style-complex="normal"/>
    </style:style>
    <style:style style:name="P12" style:family="paragraph" style:parent-style-name="Preformatted_20_Text">
      <style:text-properties style:text-underline-style="none" officeooo:rsid="0004fb4e" officeooo:paragraph-rsid="0004fb4e"/>
    </style:style>
    <style:style style:name="P13" style:family="paragraph" style:parent-style-name="Preformatted_20_Text">
      <style:paragraph-properties fo:text-align="start" style:justify-single-word="false"/>
      <style:text-properties fo:font-style="normal" style:text-underline-style="none" officeooo:rsid="001098b1" officeooo:paragraph-rsid="001098b1" style:font-style-asian="normal" style:font-style-complex="normal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298cm" loext:contextual-spacing="false"/>
      <style:text-properties officeooo:paragraph-rsid="001098b1"/>
    </style:style>
    <style:style style:name="P16" style:family="paragraph" style:parent-style-name="Preformatted_20_Text">
      <style:paragraph-properties fo:margin-top="0cm" fo:margin-bottom="0.298cm" loext:contextual-spacing="false" fo:text-align="start" style:justify-single-word="false"/>
      <style:text-properties officeooo:paragraph-rsid="001098b1"/>
    </style:style>
    <style:style style:name="P17" style:family="paragraph" style:parent-style-name="Standard">
      <style:text-properties style:text-underline-style="solid" style:text-underline-width="auto" style:text-underline-color="font-color" officeooo:rsid="0004fb4e" officeooo:paragraph-rsid="0004fb4e"/>
    </style:style>
    <style:style style:name="P18" style:family="paragraph" style:parent-style-name="Standard">
      <style:text-properties style:text-underline-style="solid" style:text-underline-width="auto" style:text-underline-color="font-color" officeooo:rsid="0004fb4e" officeooo:paragraph-rsid="001c363f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ae64d" officeooo:paragraph-rsid="000c3415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4fb4e" officeooo:paragraph-rsid="001c363f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098b1" officeooo:paragraph-rsid="001098b1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0d329d" officeooo:paragraph-rsid="000e7104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0d329d" officeooo:paragraph-rsid="000d329d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17c7ea" officeooo:paragraph-rsid="0017c7ea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017c7ea" officeooo:paragraph-rsid="001dd963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96855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b5c45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c363f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officeooo:rsid="001a8607" officeooo:paragraph-rsid="001b5c45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1b5c45" officeooo:paragraph-rsid="001c363f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officeooo:rsid="0014310f" officeooo:paragraph-rsid="0014310f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officeooo:rsid="00210694" officeooo:paragraph-rsid="00210694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officeooo:rsid="00210694" officeooo:paragraph-rsid="00217eeb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17c7ea"/>
    </style:style>
    <style:style style:name="P35" style:family="paragraph" style:parent-style-name="Standard">
      <style:paragraph-properties fo:text-align="start" style:justify-single-word="false"/>
      <style:text-properties officeooo:paragraph-rsid="00207243"/>
    </style:style>
    <style:style style:name="P36" style:family="paragraph" style:parent-style-name="Standard">
      <style:paragraph-properties fo:text-align="start" style:justify-single-word="false"/>
      <style:text-properties officeooo:paragraph-rsid="00210694"/>
    </style:style>
    <style:style style:name="P37" style:family="paragraph" style:parent-style-name="Standard">
      <style:paragraph-properties fo:text-align="start" style:justify-single-word="false"/>
      <style:text-properties fo:font-size="24pt" fo:font-style="normal" style:text-underline-style="none" officeooo:rsid="0017c7ea" officeooo:paragraph-rsid="0017c7ea" style:font-size-asian="24pt" style:font-style-asian="normal" style:font-size-complex="24pt" style:font-style-complex="normal"/>
    </style:style>
    <style:style style:name="P38" style:family="paragraph" style:parent-style-name="Standard">
      <style:paragraph-properties fo:text-align="start" style:justify-single-word="false"/>
      <style:text-properties officeooo:rsid="0004fb4e" officeooo:paragraph-rsid="0009e57b"/>
    </style:style>
    <style:style style:name="P39" style:family="paragraph" style:parent-style-name="Preformatted_20_Text">
      <style:text-properties officeooo:paragraph-rsid="0017c7ea"/>
    </style:style>
    <style:style style:name="P40" style:family="paragraph" style:parent-style-name="Preformatted_20_Text">
      <style:text-properties style:text-underline-style="none" officeooo:rsid="0004fb4e" officeooo:paragraph-rsid="001c363f"/>
    </style:style>
    <style:style style:name="P41" style:family="paragraph" style:parent-style-name="Preformatted_20_Text">
      <style:text-properties officeooo:paragraph-rsid="001c363f"/>
    </style:style>
    <style:style style:name="P42" style:family="paragraph" style:parent-style-name="Preformatted_20_Text">
      <style:text-properties officeooo:paragraph-rsid="00210694"/>
    </style:style>
    <style:style style:name="P43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normal" style:text-underline-style="none" officeooo:rsid="0017c7ea" officeooo:paragraph-rsid="0017c7ea" style:font-style-asian="normal" style:font-style-complex="normal"/>
    </style:style>
    <style:style style:name="P4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normal" style:text-underline-style="none" officeooo:rsid="00210694" officeooo:paragraph-rsid="00210694" style:font-style-asian="normal" style:font-style-complex="normal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paragraph-rsid="001c36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22e1"/>
    </style:style>
    <style:style style:name="T3" style:family="text">
      <style:text-properties style:text-underline-style="solid" style:text-underline-width="auto" style:text-underline-color="font-color" officeooo:rsid="0004fb4e"/>
    </style:style>
    <style:style style:name="T4" style:family="text">
      <style:text-properties style:text-underline-style="none" officeooo:rsid="000822e1"/>
    </style:style>
    <style:style style:name="T5" style:family="text">
      <style:text-properties fo:font-style="normal" style:text-underline-style="none" officeooo:rsid="000aced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0822e1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0aced6" style:font-style-asian="normal" style:font-style-complex="normal"/>
    </style:style>
    <style:style style:name="T8" style:family="text">
      <style:text-properties officeooo:rsid="000d329d"/>
    </style:style>
    <style:style style:name="T9" style:family="text">
      <style:text-properties officeooo:rsid="001098b1"/>
    </style:style>
    <style:style style:name="T10" style:family="text">
      <style:text-properties officeooo:rsid="001a8607"/>
    </style:style>
    <style:style style:name="T11" style:family="text">
      <style:text-properties officeooo:rsid="001b2283"/>
    </style:style>
    <style:style style:name="T12" style:family="text">
      <style:text-properties fo:font-size="24pt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 1 :</text:p>
      <text:p text:style-name="P3"/>
      <text:p text:style-name="P12">Given a list, find their mean and variance.</text:p>
      <text:p text:style-name="Preformatted_20_Text"/>
      <text:p text:style-name="P14">var list = [1,2,3,4]</text:p>
      <text:p text:style-name="P3">Answer :</text:p>
      <text:p text:style-name="P1"><text:line-break/>var list = [1,2,3,4];</text:p>
      <text:p text:style-name="P1">var total=0;</text:p>
      <text:p text:style-name="P1">var temp=0;</text:p>
      <text:p text:style-name="P1">for(var i=0;i&lt;list.length;i++)</text:p>
      <text:p text:style-name="P1">total=total+list[i];</text:p>
      <text:p text:style-name="P1">var mean=total/list.length;</text:p>
      <text:p text:style-name="P1">console.log("Mean : "+mean);</text:p>
      <text:p text:style-name="P1">for(var i=0;i&lt;list.length;i++)</text:p>
      <text:p text:style-name="P1">{</text:p>
      <text:p text:style-name="P1"><text:tab/>temp=<text:span text:style-name="T11">temp+</text:span>(list[i]-mean)*(list[i]-mean);</text:p>
      <text:p text:style-name="P1">}</text:p>
      <text:p text:style-name="P2">console.log("Varience : "+temp/(list.length-1));</text:p>
      <text:p text:style-name="P2"/>
      <text:p text:style-name="P2"/>
      <text:p text:style-name="P2"/>
      <text:p text:style-name="P2"/>
      <text:p text:style-name="P27"><text:span text:style-name="T10">var list = [1,2,3,4,5];</text:span></text:p>
      <text:p text:style-name="P29">var mean=(list.reduce((a,b)=&gt;a+b))/list.length;</text:p>
      <text:p text:style-name="P29">console.log("Mean : "+mean);</text:p>
      <text:p text:style-name="P29"/>
      <text:p text:style-name="P29">console.log("Varience : "+(list.reduce(function(acc,curVal,curIndex,array){</text:p>
      <text:p text:style-name="P29"><text:tab/>return(acc+=(curVal-mean)*(curVal-mean));</text:p>
      <text:p text:style-name="P29"/>
      <text:p text:style-name="P29">}))/(list.length-1));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2">Task 2 :<text:line-break/><text:line-break/></text:span>const transactions = [</text:p>
      <text:p text:style-name="Preformatted_20_Text"><text:s text:c="8"/>{ desc: 'ATM near Banashankari 2nd stage', amount: 1000, type: 'cr', date: '31-jan-2017' },</text:p>
      <text:p text:style-name="Preformatted_20_Text"><text:s text:c="8"/>{ desc: 'IMPS transfer to xyz', amount: 2000, type: 'dr', date: '31-jan-2017' },</text:p>
      <text:p text:style-name="Preformatted_20_Text"><text:s text:c="8"/>{ desc: 'Payment made at X-Restaurant', amount: 2500, type: 'dr', date: '30-jan-2017' },</text:p>
      <text:p text:style-name="Preformatted_20_Text"><text:s text:c="8"/>{ desc: 'ATM near Banashankari 2nd stage', amount: 2000, type: 'cr', date: '31-jan-2017' },</text:p>
      <text:p text:style-name="Preformatted_20_Text"><text:s text:c="8"/>{ desc: 'Payment made at Movies', amount: 1400, type: 'dr', date: '31-jan-2017' },</text:p>
      <text:p text:style-name="Preformatted_20_Text"><text:s text:c="8"/>{ desc: 'Payment made at X-Restaurant', amount: 1600, type: 'dr', date: '23-jan-2017' },</text:p>
      <text:p text:style-name="Preformatted_20_Text"><text:s text:c="8"/>{ desc: 'ATM near Banashankari 2nd stage', amount: 1200, type: 'cr', date: '30-jan-2017' },</text:p>
      <text:p text:style-name="Preformatted_20_Text"><text:s text:c="8"/>{ desc: 'IMPS transfer', amount: 3000, type: 'dr', date: '30-jan-2017' },</text:p>
      <text:p text:style-name="Preformatted_20_Text"><text:s text:c="8"/>{ desc: 'ATM near Banashankari 2nd stage', amount: 6000, type: 'cr', date: '28-jan-2017' },</text:p>
      <text:p text:style-name="Preformatted_20_Text">]</text:p>
      <text:p text:style-name="Preformatted_20_Text"/>
      <text:p text:style-name="Preformatted_20_Text">q1. get all descriptions from the array.</text:p>
      <text:p text:style-name="P14">q2. filter all the transactions of type credit made on 31-jan-2017</text:p>
      <text:p text:style-name="P4">Answer : <text:line-break/></text:p>
      <text:p text:style-name="P7">const transactions = [</text:p>
      <text:p text:style-name="P7"><text:s text:c="8"/>{ desc: 'ATM near Banashankari 2nd stage', amount: 1000, type: 'cr', date: '31-jan-2017' },</text:p>
      <text:p text:style-name="P7"><text:s text:c="8"/>{ desc: 'IMPS transfer to xyz', amount: 2000, type: 'dr', date: '31-jan-2017' },</text:p>
      <text:p text:style-name="P7"><text:s text:c="8"/>{ desc: 'Payment made at X-Restaurant', amount: 2500, type: 'dr', date: '30-jan-2017' },</text:p>
      <text:p text:style-name="P7"><text:s text:c="8"/>{ desc: 'ATM near Banashankari 2nd stage', amount: 2000, type: 'cr', date: '31-jan-2017' },</text:p>
      <text:p text:style-name="P7"><text:s text:c="8"/>{ desc: 'Payment made at Movies', amount: 1400, type: 'dr', date: '31-jan-2017' },</text:p>
      <text:p text:style-name="P7"><text:s text:c="8"/>{ desc: 'Payment made at X-Restaurant', amount: 1600, type: 'dr', date: '23-jan-2017' },</text:p>
      <text:p text:style-name="P7"><text:s text:c="8"/>{ desc: 'ATM near Banashankari 2nd stage', amount: 1200, type: 'cr', date: '30-jan-2017' },</text:p>
      <text:p text:style-name="P7"><text:s text:c="8"/>{ desc: 'IMPS transfer', amount: 3000, type: 'dr', date: '30-jan-2017' },</text:p>
      <text:p text:style-name="P7"><text:s text:c="8"/>{ desc: 'ATM near Banashankari 2nd stage', amount: 6000, type: 'cr', date: '28-jan-2017' },</text:p>
      <text:p text:style-name="P7">];</text:p>
      <text:p text:style-name="P7">console.log("All Transactions : ")</text:p>
      <text:p text:style-name="P7">for(var i=0;i&lt;transactions.length;i++)</text:p>
      <text:p text:style-name="P7">{</text:p>
      <text:p text:style-name="P7">console.log(transactions[i].desc);</text:p>
      <text:p text:style-name="P7">}</text:p>
      <text:p text:style-name="P7"/>
      <text:p text:style-name="P7">console.log("Filtered Transactions made on 31-jan-2017: ")</text:p>
      <text:p text:style-name="P7">for(var i=0;i&lt;transactions.length;i++)</text:p>
      <text:p text:style-name="P7">{</text:p>
      <text:p text:style-name="P7">if(transactions[i].type=='cr' &amp;&amp; transactions[i].date=='31-jan-2017')</text:p>
      <text:p text:style-name="P7">console.log(transactions[i].desc);</text:p>
      <text:p text:style-name="P35"><text:span text:style-name="T5">}<text:line-break/></text:span></text:p>
      <text:p text:style-name="P35"><text:span text:style-name="T5"/></text:p>
      <text:p text:style-name="P35"><text:span text:style-name="T5"/></text:p>
      <text:p text:style-name="P35"><text:span text:style-name="T5"><text:line-break/><text:line-break/></text:span><text:soft-page-break/><text:span text:style-name="T6">Task </text:span><text:span text:style-name="T7">3 </text:span><text:span text:style-name="T6">:<text:line-break/><text:line-break/></text:span><text:span text:style-name="T4">Given the array of object sort by name and the value that are checked</text:span></text:p>
      <text:p text:style-name="Preformatted_20_Text">ip: [ { title: "A", checked: false },</text:p>
      <text:p text:style-name="Preformatted_20_Text"><text:s text:c="2"/>{ title: "B", checked: true },</text:p>
      <text:p text:style-name="Preformatted_20_Text"><text:s text:c="2"/>{ title: "C", checked: false },</text:p>
      <text:p text:style-name="Preformatted_20_Text"><text:s text:c="2"/>{ title: "D", checked: true },</text:p>
      <text:p text:style-name="Preformatted_20_Text"><text:s text:c="2"/>{ title: "E", checked: false },</text:p>
      <text:p text:style-name="Preformatted_20_Text"><text:s text:c="2"/>{ title: "F", checked: true } ]</text:p>
      <text:p text:style-name="Preformatted_20_Text"/>
      <text:p text:style-name="Preformatted_20_Text">op: [ { title: "B", checked: true },</text:p>
      <text:p text:style-name="Preformatted_20_Text"><text:s text:c="2"/>{ title: "D", checked: true },</text:p>
      <text:p text:style-name="Preformatted_20_Text"><text:s text:c="2"/>{ title: "F", checked: true },</text:p>
      <text:p text:style-name="Preformatted_20_Text"><text:s text:c="2"/>{ title: "A", checked: false },</text:p>
      <text:p text:style-name="Preformatted_20_Text"><text:s text:c="2"/>{ title: "C", checked: false },</text:p>
      <text:p text:style-name="P14"><text:s text:c="2"/>{ title: "E", checked: false } ]</text:p>
      <text:p text:style-name="P8"><text:span text:style-name="T2">A</text:span><text:span text:style-name="T1">nswer :</text:span> </text:p>
      <text:p text:style-name="P19"/>
      <text:p text:style-name="P22">var items=[ { title: "A", checked: false },<text:line-break/> <text:s/>{ title: "B", checked: true },</text:p>
      <text:p text:style-name="P23"><text:s text:c="2"/>{ title: "C", checked: false },</text:p>
      <text:p text:style-name="P23"><text:s text:c="2"/>{ title: "D", checked: true },</text:p>
      <text:p text:style-name="P23"><text:s text:c="2"/>{ title: "E", checked: false },</text:p>
      <text:p text:style-name="P23"><text:s text:c="2"/>{ title: "F", checked: true } ];</text:p>
      <text:p text:style-name="P23">items.sort(function(t1,t2){</text:p>
      <text:p text:style-name="P23">if(t1.checked&gt;t2.checked)</text:p>
      <text:p text:style-name="P23">return -1;</text:p>
      <text:p text:style-name="P23">if(t1.checked&lt;t2.checked)</text:p>
      <text:p text:style-name="P23">return 1;</text:p>
      <text:p text:style-name="P23">return 0;</text:p>
      <text:p text:style-name="P23">});</text:p>
      <text:p text:style-name="P9"><text:span text:style-name="T8">console.log(items);</text:span><text:line-break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ask 4 : </text:p>
      <text:p text:style-name="P6"/>
      <text:p text:style-name="P13">Question : Find the max vector in a given quadrant.</text:p>
      <text:p text:style-name="Preformatted_20_Text"/>
      <text:p text:style-name="P15">var points = [</text:p>
      <text:p text:style-name="P15">{x: 1, y: 1 },</text:p>
      <text:p text:style-name="P16">{x: -1, y: 1 }, </text:p>
      <text:p text:style-name="P16">{x: -1, y: -1 },</text:p>
      <text:p text:style-name="P16">{x: 1, y: -1 },</text:p>
      <text:p text:style-name="P16">{x: 2, y: 2 }, </text:p>
      <text:p text:style-name="P16">{x: -1, y: 2 }, </text:p>
      <text:p text:style-name="P16">{x: -1, y: -2 },</text:p>
      <text:p text:style-name="P16">{x: 1, y: -2 },</text:p>
      <text:p text:style-name="P16"><text:span text:style-name="T9">{</text:span>x: 1, y: 6 }, </text:p>
      <text:p text:style-name="P16">{x: -1, y: 4 }, </text:p>
      <text:p text:style-name="P16">{x: -3, y: -1 },</text:p>
      <text:p text:style-name="P16">{x: 1, y: -1 }, </text:p>
      <text:p text:style-name="P16">{x: 10, y: 1 }, </text:p>
      <text:p text:style-name="P16">{x: -1, y: 11 }, </text:p>
      <text:p text:style-name="P16">{x: -1, y: -1 }, </text:p>
      <text:p text:style-name="P16">{x: 1, y: -1 } ]</text:p>
      <text:p text:style-name="P6"/>
      <text:p text:style-name="P10"><text:span text:style-name="T1">Answer :</text:span> <text:line-break/></text:p>
      <text:p text:style-name="P11">var points = [{x: 1, y: 1 }, {x: -1, y: 1 }, {x: -1, y: -1 }, {x: 1, y: -1 }, {x: 2, y: 2 }, {x: -1, y: 2 }, {x: -1, y: -2 }, {x: 1, y: -2 }, {x: 1, y: 6 }, {x: -1, y: 4 }, {x: -3, y: -1 }, {x: 1, y: -1 }, {x: 10, y: 1 }, {x: -1, y: 11 }, {x: -1, y: -1 }, {x: 1, y: -1 } ];</text:p>
      <text:p text:style-name="P11"/>
      <text:p text:style-name="P11">var length=0;</text:p>
      <text:p text:style-name="P11">var maxLen=0;</text:p>
      <text:p text:style-name="P11">var maxLenObj={};</text:p>
      <text:p text:style-name="P11">for(var i=0;i&lt;points.length;i++)</text:p>
      <text:p text:style-name="P11">{</text:p>
      <text:p text:style-name="P11"><text:tab/>var x1=0,y1=0,x2=points[i].x,y2=points[i].y;</text:p>
      <text:p text:style-name="P11"><text:tab/>length=Math.sqrt(((x2-x1)*(x2-x1))+((y2-y1)*(y2-y1)));</text:p>
      <text:p text:style-name="P11">if(length&gt;maxLen){</text:p>
      <text:p text:style-name="P11">maxLen=length;</text:p>
      <text:p text:style-name="P11">maxLenObj=points[i];</text:p>
      <text:p text:style-name="P11">}</text:p>
      <text:p text:style-name="P11">console.log("("+points[i].x+","+points[i].y+") : "+length);</text:p>
      <text:p text:style-name="P11"/>
      <text:p text:style-name="P11">}</text:p>
      <text:p text:style-name="P11">console.log("Max Vector is : ");</text:p>
      <text:p text:style-name="P11"/>
      <text:p text:style-name="P11">console.log("("+maxLenObj.x+","+maxLenObj.y+") : "+maxLen);</text:p>
      <text:p text:style-name="P11"><text:soft-page-break/></text:p>
      <text:p text:style-name="P24"><text:span text:style-name="T12">By Using array inbuilt functions</text:span></text:p>
      <text:p text:style-name="P37"/>
      <text:p text:style-name="P18">Task 1 :</text:p>
      <text:p text:style-name="P18"/>
      <text:p text:style-name="P40">Given a list, find their mean and variance.</text:p>
      <text:p text:style-name="P41"/>
      <text:p text:style-name="P45">var list = [1,2,3,4]</text:p>
      <text:p text:style-name="P20">Answer :</text:p>
      <text:p text:style-name="P20"/>
      <text:p text:style-name="P30">var list = [1,2,3,4,5];</text:p>
      <text:p text:style-name="P30">var temp=0;</text:p>
      <text:p text:style-name="P30">var mean=(list.reduce((a,b)=&gt;a+b))/list.length;</text:p>
      <text:p text:style-name="P30">console.log("Mean : "+mean);</text:p>
      <text:p text:style-name="P30">list.forEach(function(ele){</text:p>
      <text:p text:style-name="P30"><text:tab/>temp+=(ele-mean)*(ele-mean);</text:p>
      <text:p text:style-name="P30">});</text:p>
      <text:p text:style-name="P30">console.log("Varience : "+temp/(list.length-1))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34"><text:soft-page-break/><text:span text:style-name="T2">Task 2 :<text:line-break/><text:line-break/></text:span>const transactions = [</text:p>
      <text:p text:style-name="P39"><text:s text:c="8"/>{ desc: 'ATM near Banashankari 2nd stage', amount: 1000, type: 'cr', date: '31-jan-2017' },</text:p>
      <text:p text:style-name="P39"><text:s text:c="8"/>{ desc: 'IMPS transfer to xyz', amount: 2000, type: 'dr', date: '31-jan-2017' },</text:p>
      <text:p text:style-name="P39"><text:s text:c="8"/>{ desc: 'Payment made at X-Restaurant', amount: 2500, type: 'dr', date: '30-jan-2017' },</text:p>
      <text:p text:style-name="P39"><text:s text:c="8"/>{ desc: 'ATM near Banashankari 2nd stage', amount: 2000, type: 'cr', date: '31-jan-2017' },</text:p>
      <text:p text:style-name="P39"><text:s text:c="8"/>{ desc: 'Payment made at Movies', amount: 1400, type: 'dr', date: '31-jan-2017' },</text:p>
      <text:p text:style-name="P39"><text:s text:c="8"/>{ desc: 'Payment made at X-Restaurant', amount: 1600, type: 'dr', date: '23-jan-2017' },</text:p>
      <text:p text:style-name="P39"><text:s text:c="8"/>{ desc: 'ATM near Banashankari 2nd stage', amount: 1200, type: 'cr', date: '30-jan-2017' },</text:p>
      <text:p text:style-name="P39"><text:s text:c="8"/>{ desc: 'IMPS transfer', amount: 3000, type: 'dr', date: '30-jan-2017' },</text:p>
      <text:p text:style-name="P39"><text:s text:c="8"/>{ desc: 'ATM near Banashankari 2nd stage', amount: 6000, type: 'cr', date: '28-jan-2017' },</text:p>
      <text:p text:style-name="P39">]</text:p>
      <text:p text:style-name="P39"/>
      <text:p text:style-name="P39">q1. get all descriptions from the array.</text:p>
      <text:p text:style-name="P43">q2. filter all the transactions of type credit made on 31-jan-2017</text:p>
      <text:p text:style-name="P24"/>
      <text:p text:style-name="P25"><text:span text:style-name="T3">Answer :</text:span><text:line-break/>var transactions = [</text:p>
      <text:p text:style-name="P24"><text:s text:c="8"/>{ desc: 'ATM near Banashankari 2nd stage', amount: 1000, type: 'cr', date: '31-jan-2017' },</text:p>
      <text:p text:style-name="P24"><text:s text:c="8"/>{ desc: 'IMPS transfer to xyz', amount: 2000, type: 'dr', date: '31-jan-2017' },</text:p>
      <text:p text:style-name="P24"><text:s text:c="8"/>{ desc: 'Payment made at X-Restaurant', amount: 2500, type: 'dr', date: '30-jan-2017' },</text:p>
      <text:p text:style-name="P24"><text:s text:c="8"/>{ desc: 'ATM near Banashankari 2nd stage', amount: 2000, type: 'cr', date: '31-jan-2017' },</text:p>
      <text:p text:style-name="P24"><text:s text:c="8"/>{ desc: 'Payment made at Movies', amount: 1400, type: 'dr', date: '31-jan-2017' },</text:p>
      <text:p text:style-name="P24"><text:s text:c="8"/>{ desc: 'Payment made at X-Restaurant', amount: 1600, type: 'dr', date: '23-jan-2017' },</text:p>
      <text:p text:style-name="P24"><text:s text:c="8"/>{ desc: 'ATM near Banashankari 2nd stage', amount: 1200, type: 'cr', date: '30-jan-2017' },</text:p>
      <text:p text:style-name="P24"><text:s text:c="8"/>{ desc: 'IMPS transfer', amount: 3000, type: 'dr', date: '30-jan-2017' },</text:p>
      <text:p text:style-name="P24"><text:s text:c="8"/>{ desc: 'ATM near Banashankari 2nd stage', amount: 6000, type: 'cr', date: '28-jan-2017' },</text:p>
      <text:p text:style-name="P24">];</text:p>
      <text:p text:style-name="P26">console.log(transactions.map(obj =&gt; obj.desc));</text:p>
      <text:p text:style-name="P27">console.log(transactions.filter(obj1=&gt;(obj1.type=='cr' &amp;&amp; obj1.date=='31-jan-2017')));<text:line-break/><text:line-break/><text:line-break/><text:line-break/><text:line-break/><text:line-break/><text:line-break/><text:line-break/><text:line-break/><text:line-break/></text:p>
      <text:p text:style-name="P27"/>
      <text:p text:style-name="P27"/>
      <text:p text:style-name="P27"/>
      <text:p text:style-name="P27"><text:line-break/></text:p>
      <text:p text:style-name="P32"><text:soft-page-break/></text:p>
      <text:p text:style-name="P36"><text:span text:style-name="T6">Task </text:span><text:span text:style-name="T7">3 </text:span><text:span text:style-name="T6">:<text:line-break/><text:line-break/></text:span><text:span text:style-name="T4">Given the array of object sort by name and the value that are checked</text:span></text:p>
      <text:p text:style-name="P42">ip: [ { title: "A", checked: false },</text:p>
      <text:p text:style-name="P42"><text:s text:c="2"/>{ title: "B", checked: true },</text:p>
      <text:p text:style-name="P42"><text:s text:c="2"/>{ title: "C", checked: false },</text:p>
      <text:p text:style-name="P42"><text:s text:c="2"/>{ title: "D", checked: true },</text:p>
      <text:p text:style-name="P42"><text:s text:c="2"/>{ title: "E", checked: false },</text:p>
      <text:p text:style-name="P42"><text:s text:c="2"/>{ title: "F", checked: true } ]</text:p>
      <text:p text:style-name="P42"/>
      <text:p text:style-name="P42">op: [ { title: "B", checked: true },</text:p>
      <text:p text:style-name="P42"><text:s text:c="2"/>{ title: "D", checked: true },</text:p>
      <text:p text:style-name="P42"><text:s text:c="2"/>{ title: "F", checked: true },</text:p>
      <text:p text:style-name="P42"><text:s text:c="2"/>{ title: "A", checked: false },</text:p>
      <text:p text:style-name="P42"><text:s text:c="2"/>{ title: "C", checked: false },</text:p>
      <text:p text:style-name="P44"><text:s text:c="2"/>{ title: "E", checked: false } ]</text:p>
      <text:p text:style-name="P32">Answer:</text:p>
      <text:p text:style-name="P32"/>
      <text:p text:style-name="P32">var items=[ </text:p>
      <text:p text:style-name="P32">{ title: "C", checked: false },</text:p>
      <text:p text:style-name="P33">{ title: "A", checked: false },</text:p>
      <text:p text:style-name="P33">{ title: "E", checked: false },</text:p>
      <text:p text:style-name="P32">{ title: "F", checked: true },</text:p>
      <text:p text:style-name="P32">{ title: "B", checked: true },</text:p>
      <text:p text:style-name="P32">{ title: "D", checked: true }];</text:p>
      <text:p text:style-name="P32">items.sort(function(t1,t2){</text:p>
      <text:p text:style-name="P32">if(t1.checked&gt;t2.checked)</text:p>
      <text:p text:style-name="P32">return -1;</text:p>
      <text:p text:style-name="P32">if(t1.checked&lt;t2.checked)</text:p>
      <text:p text:style-name="P32">return 1;</text:p>
      <text:p text:style-name="P32">else{</text:p>
      <text:p text:style-name="P32">if(t1.title&gt;t2.title)</text:p>
      <text:p text:style-name="P32">return 1;</text:p>
      <text:p text:style-name="P32">if(t1.title&lt;t2.title)</text:p>
      <text:p text:style-name="P32">return -1;</text:p>
      <text:p text:style-name="P32">return 0;</text:p>
      <text:p text:style-name="P32">}</text:p>
      <text:p text:style-name="P32">});</text:p>
      <text:p text:style-name="P32">console.log(item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2:54.720049285</meta:creation-date>
    <dc:date>2019-03-06T14:33:16.590531666</dc:date>
    <meta:editing-duration>PT5H40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7" meta:paragraph-count="197" meta:word-count="1177" meta:character-count="7791" meta:non-whitespace-character-count="6428"/>
  </office:meta>
</office:document-meta>
</file>